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officeooo:paragraph-rsid="001dd936"/>
    </style:style>
    <style:style style:name="P4" style:family="paragraph" style:parent-style-name="Standard">
      <style:text-properties officeooo:paragraph-rsid="001dd936"/>
    </style:style>
    <style:style style:name="P5" style:family="paragraph" style:parent-style-name="Heading_20_1">
      <style:text-properties style:font-name="P052" officeooo:rsid="001acb99" officeooo:paragraph-rsid="001acb99"/>
    </style:style>
    <style:style style:name="P6" style:family="paragraph" style:parent-style-name="Heading_20_2">
      <style:text-properties style:font-name="P052" officeooo:rsid="001dd936"/>
    </style:style>
    <style:style style:name="P7" style:family="paragraph" style:parent-style-name="Heading_20_2">
      <style:text-properties style:font-name="P052" officeooo:paragraph-rsid="001dd936"/>
    </style:style>
    <style:style style:name="P8" style:family="paragraph" style:parent-style-name="Heading_20_2">
      <style:text-properties officeooo:paragraph-rsid="001dd936"/>
    </style:style>
    <style:style style:name="P9" style:family="paragraph" style:parent-style-name="Preformatted_20_Text">
      <style:text-properties style:font-name="Source Code Pro Medium"/>
    </style:style>
    <style:style style:name="P10" style:family="paragraph" style:parent-style-name="Preformatted_20_Text">
      <style:text-properties style:font-name="Source Code Pro Medium" fo:font-size="10pt" officeooo:rsid="001dd936" officeooo:paragraph-rsid="0025dbd3" style:font-size-asian="10pt" style:font-size-complex="10pt"/>
    </style:style>
    <style:style style:name="P11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P052"/>
    </style:style>
    <style:style style:name="T2" style:family="text">
      <style:text-properties style:font-name="P052" officeooo:rsid="001dd936"/>
    </style:style>
    <style:style style:name="T3" style:family="text">
      <style:text-properties style:font-name="P052" officeooo:rsid="00243230"/>
    </style:style>
    <style:style style:name="T4" style:family="text">
      <style:text-properties style:font-name="P052" officeooo:rsid="0025dbd3"/>
    </style:style>
    <style:style style:name="T5" style:family="text">
      <style:text-properties style:font-name="Source Code Pro Medium"/>
    </style:style>
    <style:style style:name="T6" style:family="text">
      <style:text-properties style:font-name="Source Code Pro Medium" fo:font-weight="normal" style:font-weight-asian="normal" style:font-weight-complex="normal"/>
    </style:style>
    <style:style style:name="T7" style:family="text">
      <style:text-properties officeooo:rsid="00243230"/>
    </style:style>
    <style:style style:name="T8" style:family="text">
      <style:text-properties style:text-position="33% 80%"/>
    </style:style>
    <style:style style:name="T9" style:family="text">
      <style:text-properties style:text-position="33% 80%" style:font-name="Source Code Pro Medium"/>
    </style:style>
    <style:style style:name="T10" style:family="text">
      <style:text-properties style:text-position="-8% 80%"/>
    </style:style>
    <style:style style:name="T11" style:family="text">
      <style:text-properties officeooo:rsid="0025db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ssignment – <text:span text:style-name="T11">7</text:span></text:h>
      <text:p text:style-name="P1"/>
      <text:p text:style-name="P4"><text:span text:style-name="T1">1. </text:span><text:span text:style-name="T4">Travel Salesman Algorithm</text:span></text:p>
      <text:p text:style-name="P4"/>
      <text:h text:style-name="P6" text:outline-level="2">Algorithm: </text:h>
      <text:p text:style-name="Preformatted_20_Text">1. C ({1}, 1) = 0 <text:span text:style-name="T6"/></text:p>
      <text:p text:style-name="Preformatted_20_Text">2. for s = 2 to n do<text:span text:style-name="T6"/></text:p>
      <text:p text:style-name="Preformatted_20_Text">3. for all subsets S Є {1, 2, 3, … , n} of size s and containing 1<text:span text:style-name="T6"/></text:p>
      <text:p text:style-name="Preformatted_20_Text">4. C (S, 1) = ∞<text:span text:style-name="T6"/></text:p>
      <text:p text:style-name="Preformatted_20_Text">5. for all j Є S and j ≠ 1<text:span text:style-name="T6"/></text:p>
      <text:p text:style-name="Preformatted_20_Text">6. C (S, j) = min {C (S – {j}, i) + d(i, j) for i Є S and i ≠ j} <text:span text:style-name="T6"/></text:p>
      <text:p text:style-name="Preformatted_20_Text">7. Return minj C ({1, 2, 3, …, n}, j) + d(j, i)<text:span text:style-name="T6"/></text:p>
      <text:p text:style-name="Preformatted_20_Text"/>
      <text:h text:style-name="P8" text:outline-level="2"><text:span text:style-name="T2">Program:</text:span><text:span text:style-name="T1"> </text:span></text:h>
      <text:p text:style-name="P2">#include &lt;stdio.h&gt;</text:p>
      <text:p text:style-name="P2"/>
      <text:p text:style-name="P2">int tsp_g[10][10] = {</text:p>
      <text:p text:style-name="P2"><text:s text:c="2"/>{12, 30, 33, 10, 45},</text:p>
      <text:p text:style-name="P2"><text:s text:c="2"/>{56, 22, 9, 15, 18},</text:p>
      <text:p text:style-name="P2"><text:s text:c="2"/>{29, 13, 8, 5, 12},</text:p>
      <text:p text:style-name="P2"><text:s text:c="2"/>{33, 28, 16, 10, 3},</text:p>
      <text:p text:style-name="P2"><text:s text:c="2"/>{1, 4, 30, 24, 20}</text:p>
      <text:p text:style-name="P2">};</text:p>
      <text:p text:style-name="P2"/>
      <text:p text:style-name="P2">int visited[10], n, cost = 0;</text:p>
      <text:p text:style-name="P2">void travellingsalesman (int c) {</text:p>
      <text:p text:style-name="P2"><text:s text:c="2"/>int k, adj_vertex = 999;</text:p>
      <text:p text:style-name="P2"><text:s text:c="2"/>int min = 999;</text:p>
      <text:p text:style-name="P2"/>
      <text:p text:style-name="P2"><text:s text:c="2"/>visited[c] = 1;</text:p>
      <text:p text:style-name="P2"/>
      <text:p text:style-name="P2"><text:s text:c="2"/>printf ("%d ", c + 1);</text:p>
      <text:p text:style-name="P2"/>
      <text:p text:style-name="P2"><text:s text:c="2"/>for (k = 0; k &lt; n; k++)</text:p>
      <text:p text:style-name="P2"><text:s text:c="4"/>{</text:p>
      <text:p text:style-name="P2"><text:s text:c="6"/>if ((tsp_g[c][k] != 0) &amp;&amp; (visited[k] == 0))</text:p>
      <text:p text:style-name="P2"><text:tab/>{</text:p>
      <text:p text:style-name="P2"><text:tab/> <text:s/>if (tsp_g[c][k] &lt; min)</text:p>
      <text:p text:style-name="P2"><text:tab/> <text:s text:c="3"/>{</text:p>
      <text:p text:style-name="P2"><text:tab/> <text:s text:c="5"/>min = tsp_g[c][k];</text:p>
      <text:p text:style-name="P2"><text:tab/> <text:s text:c="3"/>}</text:p>
      <text:p text:style-name="P2"><text:tab/> <text:s/>adj_vertex = k;</text:p>
      <text:p text:style-name="P2"><text:tab/>}</text:p>
      <text:p text:style-name="P2"><text:s text:c="4"/>}</text:p>
      <text:p text:style-name="P2"><text:s text:c="2"/>if (min != 999)</text:p>
      <text:p text:style-name="P2"><text:s text:c="4"/>{</text:p>
      <text:p text:style-name="P2"><text:s text:c="6"/>cost = cost + min;</text:p>
      <text:p text:style-name="P2"><text:soft-page-break/><text:s text:c="4"/>}</text:p>
      <text:p text:style-name="P2"><text:s text:c="2"/>if (adj_vertex == 999)</text:p>
      <text:p text:style-name="P2"><text:s text:c="4"/>{</text:p>
      <text:p text:style-name="P2"><text:s text:c="6"/>adj_vertex = 0;</text:p>
      <text:p text:style-name="P2"><text:s text:c="6"/>printf ("%d", adj_vertex + 1);</text:p>
      <text:p text:style-name="P2"><text:s text:c="6"/>cost = cost + tsp_g[c][adj_vertex];</text:p>
      <text:p text:style-name="P2"><text:s text:c="6"/>return;</text:p>
      <text:p text:style-name="P2"><text:s text:c="4"/>}</text:p>
      <text:p text:style-name="P2"><text:s text:c="2"/>travellingsalesman (adj_vertex);</text:p>
      <text:p text:style-name="P2">}</text:p>
      <text:p text:style-name="P2"/>
      <text:p text:style-name="P2">int main () {</text:p>
      <text:p text:style-name="P2"><text:s text:c="2"/>int i, j;</text:p>
      <text:p text:style-name="P2"><text:s text:c="2"/>n = 5;</text:p>
      <text:p text:style-name="P2"><text:s text:c="2"/>for (i = 0; i &lt; n; i++)</text:p>
      <text:p text:style-name="P2"><text:s text:c="4"/>{</text:p>
      <text:p text:style-name="P2"><text:s text:c="6"/>visited[i] = 0;</text:p>
      <text:p text:style-name="P2"><text:s text:c="4"/>}</text:p>
      <text:p text:style-name="P2"><text:s text:c="2"/>printf ("\n\nShortest Path:\t");</text:p>
      <text:p text:style-name="P2"><text:s text:c="2"/>travellingsalesman (0);</text:p>
      <text:p text:style-name="P2"><text:s text:c="2"/>printf ("\n\nMinimum Cost: \t");</text:p>
      <text:p text:style-name="P2"><text:s text:c="2"/>printf ("%d\n", cost);</text:p>
      <text:p text:style-name="P2"><text:s text:c="2"/>return 0;</text:p>
      <text:p text:style-name="P2">}</text:p>
      <text:h text:style-name="P7" text:outline-level="2">Output:</text:h>
      <text:p text:style-name="P10">Shortest Path: 1 5 4 3 2 1</text:p>
      <text:p text:style-name="P10">Minimum Cost: 9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P052" fo:font-family="P052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Source Code Pro Medium" fo:font-family="'Source Code Pro Medium'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35:11.280118989</meta:creation-date>
    <meta:editing-duration>PT1H2M22S</meta:editing-duration>
    <meta:editing-cycles>5</meta:editing-cycles>
    <meta:generator>LibreOffice/7.4.6.2$Linux_X86_64 LibreOffice_project/40$Build-2</meta:generator>
    <dc:title>daa_assignment</dc:title>
    <dc:date>2023-05-16T22:57:42.820392250</dc:date>
    <meta:document-statistic meta:table-count="0" meta:image-count="0" meta:object-count="0" meta:page-count="2" meta:paragraph-count="65" meta:word-count="267" meta:character-count="1279" meta:non-whitespace-character-count="930"/>
    <meta:template xlink:type="simple" xlink:actuate="onRequest" xlink:title="daa_assignment" xlink:href="../../../../../Templates/daa_assignment.ott" meta:date="2023-05-16T21:35:09.903113520"/>
  </office:meta>
</office:document-meta>
</file>